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2" style:family="paragraph"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226cm" svg:height="1.045cm" svg:x="1.346cm" svg:y="7.412cm">
          <text:p text:style-name="P1"><text:span text:style-name="T1">Instruction 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184cm" svg:height="1.045cm" svg:x="9.392cm" svg:y="7.413cm">
          <text:p text:style-name="P1"><text:span text:style-name="T1">Real Clock Coun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024cm" svg:height="2.342cm" svg:x="5.476cm" svg:y="2.442cm">
          <text:p text:style-name="P1"><text:span text:style-name="T1">Performance</text:span></text:p>
          <text:p text:style-name="P1"><text:span text:style-name="T1">Monitoring</text:span></text:p>
          <text:p text:style-name="P1"><text:span text:style-name="T1">Unit Driv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23cm" svg:height="0.64cm" svg:x="2.344cm" svg:y="4.675cm">
          <draw:text-box>
            <text:p text:style-name="P2"><text:span text:style-name="T1">Read</text:span></text:p>
          </draw:text-box>
        </draw:frame>
        <draw:frame draw:style-name="gr2" draw:text-style-name="P3" draw:layer="layout" svg:width="1.523cm" svg:height="0.64cm" svg:x="7.345cm" svg:y="5.776cm">
          <draw:text-box>
            <text:p text:style-name="P2"><text:span text:style-name="T1">Clear</text:span></text:p>
          </draw:text-box>
        </draw:frame>
        <draw:line draw:style-name="gr3" draw:text-style-name="P4" draw:layer="layout" svg:x1="7.204cm" svg:y1="2.402cm" svg:x2="7.204cm" svg:y2="1.265cm">
          <text:p/>
        </draw:line>
        <draw:frame draw:style-name="gr2" draw:text-style-name="P3" draw:layer="layout" svg:width="1.523cm" svg:height="0.64cm" svg:x="7.146cm" svg:y="1.677cm">
          <draw:text-box>
            <text:p text:style-name="P2"><text:span text:style-name="T1">IPC</text:span></text:p>
          </draw:text-box>
        </draw:frame>
        <draw:connector draw:style-name="gr3" draw:text-style-name="P4" draw:layer="layout" svg:x1="3.459cm" svg:y1="7.412cm" svg:x2="5.476cm" svg:y2="3.613cm" draw:start-shape="id1" draw:start-glue-point="0" draw:end-shape="id2" draw:end-glue-point="3" svg:d="m3459 7412v-3799h2017">
          <text:p/>
        </draw:connector>
        <draw:connector draw:style-name="gr3" draw:text-style-name="P4" draw:layer="layout" svg:x1="11.484cm" svg:y1="7.413cm" svg:x2="9.5cm" svg:y2="3.613cm" draw:start-shape="id3" draw:start-glue-point="0" draw:end-shape="id2" draw:end-glue-point="1" svg:d="m11484 7413v-3800h-1984">
          <text:p/>
        </draw:connector>
        <draw:connector draw:style-name="gr3" draw:text-style-name="P4" draw:layer="layout" svg:x1="7.488cm" svg:y1="4.784cm" svg:x2="5.572cm" svg:y2="7.934cm" draw:start-shape="id2" draw:start-glue-point="2" draw:end-shape="id1" draw:end-glue-point="1" svg:d="m7488 4784v3150h-1916">
          <text:p/>
        </draw:connector>
        <draw:connector draw:style-name="gr3" draw:text-style-name="P4" draw:layer="layout" svg:x1="7.488cm" svg:y1="4.784cm" svg:x2="9.392cm" svg:y2="7.935cm" draw:start-shape="id2" draw:start-glue-point="2" draw:end-shape="id3" draw:end-glue-point="3" svg:d="m7488 4784v3151h1904">
          <text:p/>
        </draw:connector>
        <draw:frame draw:style-name="gr2" draw:text-style-name="P3" draw:layer="layout" svg:width="1.523cm" svg:height="0.64cm" svg:x="11.345cm" svg:y="4.675cm">
          <draw:text-box>
            <text:p text:style-name="P2"><text:span text:style-name="T1">Read</text:span></text:p>
          </draw:text-box>
        </draw:frame>
        <draw:frame draw:style-name="gr2" draw:text-style-name="P3" draw:layer="layout" svg:width="2.035cm" svg:height="1.029cm" svg:x="3.445cm" svg:y="2.575cm">
          <draw:text-box>
            <text:p text:style-name="P2"><text:span text:style-name="T1">Instruction Count</text:span></text:p>
          </draw:text-box>
        </draw:frame>
        <draw:frame draw:style-name="gr2" draw:text-style-name="P3" draw:layer="layout" svg:width="2.035cm" svg:height="1.029cm" svg:x="9.546cm" svg:y="2.576cm">
          <draw:text-box>
            <text:p text:style-name="P2"><text:span text:style-name="T1">Cycle 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4T15:26:48</meta:creation-date>
    <dc:date>2009-07-21T13:08:44</dc:date>
    <meta:editing-duration>PT00H15M16S</meta:editing-duration>
    <meta:editing-cycles>3</meta:editing-cycles>
    <meta:generator>OpenOffice.org/3.1$Linux OpenOffice.org_project/310m11$Build-939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